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system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style:use-window-font-color="true" style:font-name="Liberation Serif" fo:language="pt" fo:country="BR" style:font-name-asian="Liberation Serif" style:font-name-complex="Liberation Serif"/>
    </style:style>
    <style:style style:name="P2" style:family="paragraph" style:parent-style-name="Standard">
      <style:text-properties style:use-window-font-color="true" style:font-name="Liberation Serif" fo:language="pt" fo:country="BR" style:font-name-asian="Liberation Serif" style:font-name-complex="Liberation Serif"/>
    </style:style>
    <style:style style:name="P3" style:family="paragraph" style:parent-style-name="Standard">
      <style:text-properties style:use-window-font-color="true" style:font-name="Liberation Serif" fo:language="pt" fo:country="BR" officeooo:rsid="000cb4a0" officeooo:paragraph-rsid="000cb4a0" style:font-name-asian="Liberation Serif" style:font-name-complex="Liberation Serif"/>
    </style:style>
    <style:style style:name="P4" style:family="paragraph" style:parent-style-name="Standard">
      <style:text-properties style:use-window-font-color="true" style:font-name="Liberation Serif" fo:language="pt" fo:country="BR" officeooo:rsid="000dd5bb" officeooo:paragraph-rsid="000dd5bb" style:font-name-asian="Liberation Serif" style:font-name-complex="Liberation Serif"/>
    </style:style>
    <style:style style:name="P5" style:family="paragraph" style:parent-style-name="Standard">
      <style:text-properties style:use-window-font-color="true" style:font-name="Liberation Serif" fo:language="pt" fo:country="BR" officeooo:rsid="000dd5bb" officeooo:paragraph-rsid="000f97ce" style:font-name-asian="Liberation Serif" style:font-name-complex="Liberation Serif"/>
    </style:style>
    <style:style style:name="P6" style:family="paragraph" style:parent-style-name="Standard">
      <style:text-properties style:use-window-font-color="true" style:font-name="Liberation Serif" fo:language="pt" fo:country="BR" officeooo:rsid="000dd5bb" officeooo:paragraph-rsid="0015e8ff" style:font-name-asian="Liberation Serif" style:font-name-complex="Liberation Serif"/>
    </style:style>
    <style:style style:name="P7" style:family="paragraph" style:parent-style-name="Standard">
      <style:text-properties style:use-window-font-color="true" style:font-name="Liberation Serif" fo:language="pt" fo:country="BR" officeooo:rsid="00142197" officeooo:paragraph-rsid="00142197" style:font-name-asian="Liberation Serif" style:font-name-complex="Liberation Serif"/>
    </style:style>
    <style:style style:name="P8" style:family="paragraph" style:parent-style-name="Standard">
      <style:text-properties style:use-window-font-color="true" style:font-name="Liberation Serif" fo:language="pt" fo:country="BR" officeooo:rsid="00142197" officeooo:paragraph-rsid="000f97ce" style:font-name-asian="Liberation Serif" style:font-name-complex="Liberation Serif"/>
    </style:style>
    <style:style style:name="P9" style:family="paragraph" style:parent-style-name="Standard">
      <style:text-properties style:use-window-font-color="true" style:font-name="Liberation Serif" fo:language="pt" fo:country="BR" officeooo:rsid="00142197" officeooo:paragraph-rsid="001d4edb" style:font-name-asian="Liberation Serif" style:font-name-complex="Liberation Serif"/>
    </style:style>
    <style:style style:name="P10" style:family="paragraph" style:parent-style-name="Standard">
      <style:text-properties style:use-window-font-color="true" style:font-name="Liberation Serif" fo:language="pt" fo:country="BR" officeooo:paragraph-rsid="00219573" style:font-name-asian="Liberation Serif" style:font-name-complex="Liberation Serif"/>
    </style:style>
    <style:style style:name="P11" style:family="paragraph" style:parent-style-name="Standard">
      <style:text-properties style:use-window-font-color="true" style:font-name="Liberation Serif" fo:language="pt" fo:country="BR" officeooo:rsid="002439b4" officeooo:paragraph-rsid="002439b4" style:font-name-asian="Liberation Serif" style:font-name-complex="Liberation Serif"/>
    </style:style>
    <style:style style:name="P12" style:family="paragraph" style:parent-style-name="Standard">
      <style:text-properties style:use-window-font-color="true" style:font-name="Liberation Serif" fo:language="pt" fo:country="BR" officeooo:paragraph-rsid="00257535" style:font-name-asian="Liberation Serif" style:font-name-complex="Liberation Serif"/>
    </style:style>
    <style:style style:name="P13" style:family="paragraph" style:parent-style-name="Standard">
      <style:text-properties style:use-window-font-color="true" style:font-name="Liberation Serif" fo:language="pt" fo:country="BR" officeooo:rsid="001d4edb" officeooo:paragraph-rsid="001d4edb" style:font-name-asian="Liberation Serif" style:font-name-complex="Liberation Serif"/>
    </style:style>
    <style:style style:name="P14" style:family="paragraph" style:parent-style-name="Standard">
      <style:text-properties style:use-window-font-color="true" style:font-name="Liberation Serif" fo:language="pt" fo:country="BR" officeooo:rsid="002023b3" officeooo:paragraph-rsid="00219573" style:font-name-asian="Liberation Serif" style:font-name-complex="Liberation Serif"/>
    </style:style>
    <style:style style:name="P15" style:family="paragraph" style:parent-style-name="Standard">
      <style:text-properties style:use-window-font-color="true" style:font-name="Liberation Serif" fo:language="pt" fo:country="BR" officeooo:rsid="0034c995" officeooo:paragraph-rsid="0034c995" style:font-name-asian="Liberation Serif" style:font-name-complex="Liberation Serif"/>
    </style:style>
    <style:style style:name="P16" style:family="paragraph" style:parent-style-name="Standard">
      <style:text-properties style:use-window-font-color="true" style:font-name="Liberation Serif" fo:language="pt" fo:country="BR" officeooo:rsid="003e9f8b" officeooo:paragraph-rsid="003e9f8b" style:font-name-asian="Liberation Serif" style:font-name-complex="Liberation Serif"/>
    </style:style>
    <style:style style:name="P17" style:family="paragraph" style:parent-style-name="Standard">
      <style:text-properties style:use-window-font-color="true" style:font-name="Liberation Serif" fo:language="pt" fo:country="BR" officeooo:rsid="00402dbd" officeooo:paragraph-rsid="00402dbd" style:font-name-asian="Liberation Serif" style:font-name-complex="Liberation Serif"/>
    </style:style>
    <style:style style:name="P18" style:family="paragraph" style:parent-style-name="Standard">
      <style:text-properties style:use-window-font-color="true" style:font-name="Liberation Serif" fo:language="pt" fo:country="BR" officeooo:rsid="00243f93" officeooo:paragraph-rsid="00243f93" style:font-name-asian="Liberation Serif" style:font-name-complex="Liberation Serif"/>
    </style:style>
    <style:style style:name="P19" style:family="paragraph" style:parent-style-name="Standard">
      <style:text-properties style:use-window-font-color="true" style:font-name="Liberation Serif" fo:language="pt" fo:country="BR" officeooo:paragraph-rsid="00409ce5" style:font-name-asian="Liberation Serif" style:font-name-complex="Liberation Serif"/>
    </style:style>
    <style:style style:name="P20" style:family="paragraph" style:parent-style-name="Standard">
      <style:text-properties style:use-window-font-color="true" style:font-name="Liberation Serif" fo:language="pt" fo:country="BR" officeooo:rsid="00448457" officeooo:paragraph-rsid="00448457" style:font-name-asian="Liberation Serif" style:font-name-complex="Liberation Serif"/>
    </style:style>
    <style:style style:name="P21" style:family="paragraph" style:parent-style-name="Standard">
      <style:text-properties style:use-window-font-color="true" style:font-name="Liberation Serif" fo:language="pt" fo:country="BR" officeooo:rsid="00453273" officeooo:paragraph-rsid="00453273" style:font-name-asian="Liberation Serif" style:font-name-complex="Liberation Serif"/>
    </style:style>
    <style:style style:name="P22" style:family="paragraph" style:parent-style-name="Standard">
      <style:text-properties style:use-window-font-color="true" style:font-name="Liberation Serif" fo:language="pt" fo:country="BR" officeooo:rsid="00481cdc" officeooo:paragraph-rsid="00481cdc" style:font-name-asian="Liberation Serif" style:font-name-complex="Liberation Serif"/>
    </style:style>
    <style:style style:name="P23" style:family="paragraph" style:parent-style-name="Standard">
      <style:text-properties style:use-window-font-color="true" style:font-name="Liberation Serif" fo:language="pt" fo:country="BR" officeooo:rsid="0049e96e" officeooo:paragraph-rsid="0049e96e" style:font-name-asian="Liberation Serif" style:font-name-complex="Liberation Serif"/>
    </style:style>
    <style:style style:name="P24" style:family="paragraph" style:parent-style-name="Standard">
      <style:text-properties style:use-window-font-color="true" style:font-name="Liberation Serif" style:font-name-asian="Liberation Serif" style:font-name-complex="Liberation Serif"/>
    </style:style>
    <style:style style:name="P25" style:family="paragraph" style:parent-style-name="Standard">
      <style:text-properties style:use-window-font-color="true" style:font-name="Liberation Serif" officeooo:rsid="000f97ce" officeooo:paragraph-rsid="000f97ce" style:font-name-asian="Liberation Serif" style:font-name-complex="Liberation Serif"/>
    </style:style>
    <style:style style:name="P26" style:family="paragraph" style:parent-style-name="Standard">
      <style:text-properties style:use-window-font-color="true" fo:font-size="11pt" fo:language="pt" fo:country="BR" style:font-name-asian="Calibri" style:font-size-asian="11pt" style:font-name-complex="Calibri"/>
    </style:style>
    <style:style style:name="P27" style:family="paragraph" style:parent-style-name="Standard">
      <style:paragraph-properties fo:margin-left="0cm" fo:margin-right="0cm" fo:text-indent="1.249cm" style:auto-text-indent="false"/>
      <style:text-properties style:use-window-font-color="true" style:font-name="Liberation Serif" fo:language="pt" fo:country="BR" style:font-name-asian="Liberation Serif" style:font-name-complex="Liberation Serif"/>
    </style:style>
    <style:style style:name="P28" style:family="paragraph" style:parent-style-name="Standard">
      <style:paragraph-properties fo:margin-left="1.249cm" fo:margin-right="0cm" fo:text-indent="0cm" style:auto-text-indent="false">
        <style:tab-stops/>
      </style:paragraph-properties>
      <style:text-properties style:use-window-font-color="true" style:font-name="Liberation Serif" fo:language="pt" fo:country="BR" style:font-name-asian="Liberation Serif" style:font-name-complex="Liberation Serif"/>
    </style:style>
    <style:style style:name="P29" style:family="paragraph" style:parent-style-name="Standard" style:master-page-name="MP0">
      <style:paragraph-properties style:page-number="auto" fo:break-before="page"/>
      <style:text-properties style:use-window-font-color="true" style:font-name="Liberation Serif" fo:language="pt" fo:country="BR" style:font-name-asian="Liberation Serif" style:font-name-complex="Liberation Serif"/>
    </style:style>
    <style:style style:name="P30" style:family="paragraph" style:parent-style-name="Standard">
      <style:text-properties style:use-window-font-color="true" style:font-name="Liberation Serif" fo:language="pt" fo:country="BR" style:font-name-asian="Liberation Serif" style:font-name-complex="Liberation Serif"/>
    </style:style>
    <style:style style:name="P31" style:family="paragraph" style:parent-style-name="Standard">
      <style:text-properties style:use-window-font-color="true" style:font-name="Liberation Serif" fo:language="pt" fo:country="BR" officeooo:rsid="0049e96e" officeooo:paragraph-rsid="0049e96e" style:font-name-asian="Liberation Serif" style:font-name-complex="Liberation Serif"/>
    </style:style>
    <style:style style:name="P32" style:family="paragraph" style:parent-style-name="Standard">
      <style:text-properties style:use-window-font-color="true" style:font-name="Liberation Serif" fo:language="pt" fo:country="BR" officeooo:rsid="003e9f8b" officeooo:paragraph-rsid="003e9f8b" style:font-name-asian="Liberation Serif" style:font-name-complex="Liberation Serif"/>
    </style:style>
    <style:style style:name="T1" style:family="text">
      <style:text-properties style:use-window-font-color="true" style:font-name="Liberation Serif" fo:language="pt" fo:country="BR" style:font-name-asian="Liberation Serif" style:font-name-complex="Liberation Serif"/>
    </style:style>
    <style:style style:name="T2" style:family="text">
      <style:text-properties style:use-window-font-color="true" style:font-name="Liberation Serif" fo:language="pt" fo:country="BR" officeooo:rsid="00291a45" style:font-name-asian="Liberation Serif" style:font-name-complex="Liberation Serif"/>
    </style:style>
    <style:style style:name="T3" style:family="text">
      <style:text-properties style:use-window-font-color="true" style:font-name="Liberation Serif" style:font-name-asian="Liberation Serif" style:font-name-complex="Liberation Serif"/>
    </style:style>
    <style:style style:name="T4" style:family="text">
      <style:text-properties style:use-window-font-color="true" style:font-name="Liberation Serif" officeooo:rsid="00257535" style:font-name-asian="Liberation Serif" style:font-name-complex="Liberation Serif"/>
    </style:style>
    <style:style style:name="T5" style:family="text">
      <style:text-properties style:use-window-font-color="true" style:font-name="Liberation Serif" officeooo:rsid="00291a45" style:font-name-asian="Liberation Serif" style:font-name-complex="Liberation Serif"/>
    </style:style>
    <style:style style:name="T6" style:family="text">
      <style:text-properties officeooo:rsid="000dd5bb"/>
    </style:style>
    <style:style style:name="T7" style:family="text">
      <style:text-properties officeooo:rsid="000f97ce"/>
    </style:style>
    <style:style style:name="T8" style:family="text">
      <style:text-properties officeooo:rsid="001071a2"/>
    </style:style>
    <style:style style:name="T9" style:family="text">
      <style:text-properties officeooo:rsid="00126c02"/>
    </style:style>
    <style:style style:name="T10" style:family="text">
      <style:text-properties officeooo:rsid="00132816"/>
    </style:style>
    <style:style style:name="T11" style:family="text">
      <style:text-properties officeooo:rsid="0015e8ff"/>
    </style:style>
    <style:style style:name="T12" style:family="text">
      <style:text-properties officeooo:rsid="0017de84"/>
    </style:style>
    <style:style style:name="T13" style:family="text">
      <style:text-properties officeooo:rsid="00195abc"/>
    </style:style>
    <style:style style:name="T14" style:family="text">
      <style:text-properties officeooo:rsid="001d4edb"/>
    </style:style>
    <style:style style:name="T15" style:family="text">
      <style:text-properties officeooo:rsid="00257535"/>
    </style:style>
    <style:style style:name="T16" style:family="text">
      <style:text-properties officeooo:rsid="00271a71"/>
    </style:style>
    <style:style style:name="T17" style:family="text">
      <style:text-properties officeooo:rsid="00291a45"/>
    </style:style>
    <style:style style:name="T18" style:family="text">
      <style:text-properties officeooo:rsid="002a4169"/>
    </style:style>
    <style:style style:name="T19" style:family="text">
      <style:text-properties officeooo:rsid="002aea84"/>
    </style:style>
    <style:style style:name="T20" style:family="text">
      <style:text-properties officeooo:rsid="002d4278"/>
    </style:style>
    <style:style style:name="T21" style:family="text">
      <style:text-properties officeooo:rsid="002e6f72"/>
    </style:style>
    <style:style style:name="T22" style:family="text">
      <style:text-properties officeooo:rsid="002fb5dc"/>
    </style:style>
    <style:style style:name="T23" style:family="text">
      <style:text-properties officeooo:rsid="0030ec3f"/>
    </style:style>
    <style:style style:name="T24" style:family="text">
      <style:text-properties officeooo:rsid="00319800"/>
    </style:style>
    <style:style style:name="T25" style:family="text">
      <style:text-properties officeooo:rsid="0035123c"/>
    </style:style>
    <style:style style:name="T26" style:family="text">
      <style:text-properties officeooo:rsid="003bced1"/>
    </style:style>
    <style:style style:name="T27" style:family="text">
      <style:text-properties officeooo:rsid="003e0733"/>
    </style:style>
    <style:style style:name="T28" style:family="text">
      <style:text-properties officeooo:rsid="00409ce5"/>
    </style:style>
    <style:style style:name="T29" style:family="text">
      <style:text-properties officeooo:rsid="0040e0e0"/>
    </style:style>
    <style:style style:name="T30" style:family="text">
      <style:text-properties officeooo:rsid="0042c4fe"/>
    </style:style>
    <style:style style:name="T31" style:family="text">
      <style:text-properties officeooo:rsid="0043ed49"/>
    </style:style>
    <style:style style:name="T32" style:family="text">
      <style:text-properties officeooo:rsid="00446691"/>
    </style:style>
    <style:style style:name="T33" style:family="text">
      <style:text-properties officeooo:rsid="00453273"/>
    </style:style>
    <style:style style:name="T34" style:family="text">
      <style:text-properties officeooo:rsid="0046362f"/>
    </style:style>
    <style:style style:name="T35" style:family="text">
      <style:text-properties officeooo:rsid="005292e7"/>
    </style:style>
    <style:style style:name="T36" style:family="text">
      <style:text-properties officeooo:rsid="00542f4d"/>
    </style:style>
    <style:style style:name="T37" style:family="text">
      <style:text-properties officeooo:rsid="005721e1"/>
    </style:style>
    <style:style style:name="T38" style:family="text">
      <style:text-properties officeooo:rsid="005c81e5"/>
    </style:style>
    <style:style style:name="T39" style:family="text">
      <style:text-properties officeooo:rsid="005ee3c0"/>
    </style:style>
    <style:style style:name="T40" style:family="text">
      <style:text-properties officeooo:rsid="00653ba6"/>
    </style:style>
    <style:style style:name="T41" style:family="text">
      <style:text-properties officeooo:rsid="00663f92"/>
    </style:style>
    <style:style style:name="T42" style:family="text">
      <style:text-properties officeooo:rsid="00675098"/>
    </style:style>
    <style:style style:name="T43" style:family="text">
      <style:text-properties officeooo:rsid="00686c1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4. Modelo Fisico</text:p>
      <text:p text:style-name="P2">4.1 Scripts SQL</text:p>
      <text:p text:style-name="P26"/>
      <text:p text:style-name="P2">Criando relação Pessoa</text:p>
      <text:p text:style-name="Standard"><text:span text:style-name="Default_20_Paragraph_20_Font"><text:span text:style-name="T1"><text:tab/></text:span></text:span><text:span text:style-name="Default_20_Paragraph_20_Font"><text:span text:style-name="T3">CREATE TABLE Pessoa(</text:span></text:span></text:p>
      <text:p text:style-name="P24"><text:tab/>cpf VARCHAR(20),</text:p>
      <text:p text:style-name="P24"><text:tab/>nome VARCHAR(100) NOT NULL,</text:p>
      <text:p text:style-name="P24"><text:tab/>telefone VARCHAR(20) NOT NULL,</text:p>
      <text:p text:style-name="P24"><text:tab/>CONSTRAINT PKPessoa PRIMARY KEY(cpf)</text:p>
      <text:p text:style-name="Standard"><text:span text:style-name="Default_20_Paragraph_20_Font"><text:span text:style-name="T3"><text:tab/></text:span></text:span><text:span text:style-name="Default_20_Paragraph_20_Font"><text:span text:style-name="T1">);</text:span></text:span></text:p>
      <text:p text:style-name="P26"/>
      <text:p text:style-name="P2">Criando a relação Funcionario</text:p>
      <text:p text:style-name="P2"><text:tab/>CREATE TABLE Funcionario(</text:p>
      <text:p text:style-name="P2"><text:tab/>cpfPessoa VARCHAR(20),</text:p>
      <text:p text:style-name="P2"><text:tab/>cargo VARCHAR(20) NOT NULL,</text:p>
      <text:p text:style-name="Standard"><text:span text:style-name="Default_20_Paragraph_20_Font"><text:span text:style-name="T1"><text:tab/></text:span></text:span><text:span text:style-name="Default_20_Paragraph_20_Font"><text:span text:style-name="T3">dataAdmissao DATE NOT NULL,</text:span></text:span></text:p>
      <text:p text:style-name="Standard"><text:span text:style-name="Default_20_Paragraph_20_Font"><text:span text:style-name="T3"><text:tab/></text:span></text:span><text:span text:style-name="Default_20_Paragraph_20_Font"><text:span text:style-name="T4">salario REAL NOT NULL,</text:span></text:span></text:p>
      <text:p text:style-name="P24"><text:tab/>rua VARCHAR(100) NOT NULL,</text:p>
      <text:p text:style-name="P24"><text:tab/>bairro VARCHAR(100) NOT NULL,</text:p>
      <text:p text:style-name="P24"><text:tab/>cidade VARCHAR(100) NOT NULL,</text:p>
      <text:p text:style-name="P24"><text:tab/>status VARCHAR(20) NOT NULL,</text:p>
      <text:p text:style-name="P12"><text:tab/>CONSTRAINT Sal<text:span text:style-name="T15">ario</text:span>Positivo CHECK(<text:span text:style-name="T15">salario</text:span>&gt;0),</text:p>
      <text:p text:style-name="Standard"><text:span text:style-name="Default_20_Paragraph_20_Font"><text:span text:style-name="T3"><text:tab/></text:span></text:span><text:span text:style-name="Default_20_Paragraph_20_Font"><text:span text:style-name="T1">CONSTRAINT PKFuncionario PRIMARY KEY (cpfPessoa),</text:span></text:span></text:p>
      <text:p text:style-name="P2"><text:tab/>CONSTRAINT FKFuncionario FOREIGN KEY(cpfPessoa) REFERENCES Pessoa(CPF)</text:p>
      <text:p text:style-name="P2"><text:tab/>);</text:p>
      <text:p text:style-name="P26"/>
      <text:p text:style-name="P2">Criando a relação Cliente</text:p>
      <text:p text:style-name="P2"><text:tab/>CREATE TABLE Cliente(</text:p>
      <text:p text:style-name="Standard"><text:span text:style-name="Default_20_Paragraph_20_Font"><text:span text:style-name="T1"><text:tab/></text:span></text:span><text:span text:style-name="Default_20_Paragraph_20_Font"><text:span text:style-name="T3">CPFPessoa VARCHAR(20),</text:span></text:span></text:p>
      <text:p text:style-name="P24"><text:tab/>Email VARCHAR(100) NOT NULL UNIQUE,</text:p>
      <text:p text:style-name="Standard"><text:span text:style-name="Default_20_Paragraph_20_Font"><text:span text:style-name="T3"><text:tab/></text:span></text:span><text:span text:style-name="Default_20_Paragraph_20_Font"><text:span text:style-name="T1">CONSTRAINT PKCliente PRIMARY KEY(CPFPessoa),</text:span></text:span></text:p>
      <text:p text:style-name="P2"><text:tab/>CONSTRAINT FKCliente FOREIGN KEY(CPFPessoa) REFERENCES Pessoa(CPF)</text:p>
      <text:p text:style-name="P2"><text:tab/>);</text:p>
      <text:p text:style-name="P2"/>
      <text:p text:style-name="P2">Criando a relação Despesa</text:p>
      <text:p text:style-name="P2"><text:tab/>CREATE TABLE Despesa(</text:p>
      <text:p text:style-name="P2"><text:tab/>CodDespesa SERIAL,</text:p>
      <text:p text:style-name="Standard"><text:span text:style-name="Default_20_Paragraph_20_Font"><text:span text:style-name="T1"><text:tab/></text:span></text:span><text:span text:style-name="Default_20_Paragraph_20_Font"><text:span text:style-name="T3">Valor REAL NOT NULL,</text:span></text:span></text:p>
      <text:p text:style-name="P24"><text:tab/>Data DATE NOT NULL,</text:p>
      <text:p text:style-name="Standard"><text:span text:style-name="Default_20_Paragraph_20_Font"><text:span text:style-name="T3"><text:tab/></text:span></text:span><text:span text:style-name="Default_20_Paragraph_20_Font"><text:span text:style-name="T1">CONSTRAINT PKDespesa PRIMARY KEY(CodDespesa),</text:span></text:span></text:p>
      <text:p text:style-name="P2"><text:tab/>CONSTRAINT DespPositiva CHECK(Valor&gt;0)</text:p>
      <text:p text:style-name="P2"><text:tab/>);</text:p>
      <text:p text:style-name="P26"/>
      <text:p text:style-name="P2">Criando a relação <text:span text:style-name="T17">Pagamento</text:span></text:p>
      <text:p text:style-name="Standard"><text:span text:style-name="Default_20_Paragraph_20_Font"><text:span text:style-name="T1"><text:tab/></text:span></text:span><text:span text:style-name="Default_20_Paragraph_20_Font"><text:span text:style-name="T3">CREATE TABLE </text:span></text:span><text:span text:style-name="Default_20_Paragraph_20_Font"><text:span text:style-name="T5">Pagament</text:span></text:span><text:span text:style-name="Default_20_Paragraph_20_Font"><text:span text:style-name="T3">o(</text:span></text:span></text:p>
      <text:p text:style-name="P24"><text:tab/>Cod<text:span text:style-name="T17">Pagamento</text:span> SERIAL,</text:p>
      <text:p text:style-name="P24"><text:tab/>Data DATE NOT NULL,</text:p>
      <text:p text:style-name="P24"><text:tab/>Funcionario VARCHAR(20) NOT NULL,</text:p>
      <text:p text:style-name="P24"><text:tab/>Hora TIMESTAMP NOT NULL,</text:p>
      <text:p text:style-name="P24"><text:tab/>CodDespesa INT NOT NULL,</text:p>
      <text:p text:style-name="P24"><text:tab/>CONSTRAINT PK<text:span text:style-name="T17">Pagamento </text:span>PRIMARY KEY(Cod<text:span text:style-name="T17">Pagamento)</text:span>,</text:p>
      <text:p text:style-name="Standard"><text:span text:style-name="Default_20_Paragraph_20_Font"><text:span text:style-name="T3"><text:tab/></text:span></text:span><text:span text:style-name="Default_20_Paragraph_20_Font"><text:span text:style-name="T1">CONSTRAINT FK1</text:span></text:span><text:span text:style-name="Default_20_Paragraph_20_Font"><text:span text:style-name="T2">Pagamento</text:span></text:span><text:span text:style-name="Default_20_Paragraph_20_Font"><text:span text:style-name="T1"> FOREIGN KEY(CodDespesa) REFERENCES <text:tab/>Despesa(CodDespesa)</text:span></text:span></text:p>
      <text:p text:style-name="P2"><text:soft-page-break/><text:tab/>CONSTRAINT FK2<text:span text:style-name="T17">Pagamento</text:span> FOREIGN KEY(Funcionario) REFERENCES <text:tab/>Funcionario(CPFPessoa)</text:p>
      <text:p text:style-name="P2"><text:tab/>CONSTRAINT <text:span text:style-name="T16">Val</text:span>Positivo CHECK(Valor&gt;0)</text:p>
      <text:p text:style-name="P2"><text:tab/>);</text:p>
      <text:p text:style-name="P26"/>
      <text:p text:style-name="P2">Criando a relação Fornecedor</text:p>
      <text:p text:style-name="Standard"><text:span text:style-name="Default_20_Paragraph_20_Font"><text:span text:style-name="T1"><text:tab/></text:span></text:span><text:span text:style-name="Default_20_Paragraph_20_Font"><text:span text:style-name="T3">CREATE TABLE Fornecedor(</text:span></text:span></text:p>
      <text:p text:style-name="P24"><text:tab/>CNPJ VARCHAR(20),</text:p>
      <text:p text:style-name="P24"><text:tab/>Nome VARCHAR(100) NOT NULL,</text:p>
      <text:p text:style-name="P24"><text:tab/>Telefone VARCHAR(20) NOT NULL,</text:p>
      <text:p text:style-name="P24"><text:tab/>Cidade VARCHAR(50) NOT NULL,</text:p>
      <text:p text:style-name="P24"><text:tab/>Rua VARCHAR(100) NOT NULL,</text:p>
      <text:p text:style-name="P24"><text:tab/>Bairro VARCHAR(100) NOT NULL,</text:p>
      <text:p text:style-name="P24"><text:tab/>CONSTRAINT PKFornecedor PRIMARY KEY(CNPJ),</text:p>
      <text:p text:style-name="Standard"><text:span text:style-name="Default_20_Paragraph_20_Font"><text:span text:style-name="T3"><text:tab/></text:span></text:span><text:span text:style-name="Default_20_Paragraph_20_Font"><text:span text:style-name="T1">);</text:span></text:span></text:p>
      <text:p text:style-name="P2"/>
      <text:p text:style-name="P2"/>
      <text:p text:style-name="P2"/>
      <text:p text:style-name="P2"/>
      <text:p text:style-name="P2">Criando a relação Compra</text:p>
      <text:p text:style-name="P2"><text:tab/>CREATE TABLE Compra(</text:p>
      <text:p text:style-name="P2"><text:tab/>CodCompra SERIAL,</text:p>
      <text:p text:style-name="P2"><text:tab/>Valor REAL NOT NULL,</text:p>
      <text:p text:style-name="Standard"><text:span text:style-name="Default_20_Paragraph_20_Font"><text:span text:style-name="T1"><text:tab/></text:span></text:span><text:span text:style-name="Default_20_Paragraph_20_Font"><text:span text:style-name="T3">Quantidade INT NOT NULL,</text:span></text:span></text:p>
      <text:p text:style-name="P24"><text:tab/>Data DATE NOT NULL,</text:p>
      <text:p text:style-name="P24"><text:tab/>Fornecedor VARCHAR(20) NOT NULL,</text:p>
      <text:p text:style-name="P24"><text:tab/>Hora TIMESTAMP NOT NULL,</text:p>
      <text:p text:style-name="P24"><text:tab/>CodDespesa INT NOT NULL,</text:p>
      <text:p text:style-name="P24"><text:tab/>CONSTRAINT PKCompra PRIMARY KEY <text:s/>PRIMARY KEY(CodCompra),</text:p>
      <text:p text:style-name="P24"><text:tab/>CONSTRAINT FK1Compra FOREIGN KEY(Fornecedor) REFERENCES <text:tab/>Fornecedor(CNPJ),</text:p>
      <text:p text:style-name="P24"><text:tab/>CONSTRAINT FK2Compra FOREIGN KEY(CodDespesa) REFERENCES <text:tab/>Despesa(CodDespesa),</text:p>
      <text:p text:style-name="P24"><text:tab/>CONSTRAINT CompraPositiva CHECK(Valor&gt;0)</text:p>
      <text:p text:style-name="Standard"><text:span text:style-name="Default_20_Paragraph_20_Font"><text:span text:style-name="T3"><text:tab/></text:span></text:span><text:span text:style-name="Default_20_Paragraph_20_Font"><text:span text:style-name="T1">);</text:span></text:span></text:p>
      <text:p text:style-name="P2"/>
      <text:p text:style-name="P2">Criando a relação Produto</text:p>
      <text:p text:style-name="P2"><text:tab/>CREATE TABLE Produto(</text:p>
      <text:p text:style-name="P2"><text:tab/>Codigo SERIAL,</text:p>
      <text:p text:style-name="P2"><text:tab/>Tamanho VARCHAR(<text:span text:style-name="T39">2</text:span>) NOT NULL,</text:p>
      <text:p text:style-name="Standard"><text:span text:style-name="Default_20_Paragraph_20_Font"><text:span text:style-name="T1"><text:tab/></text:span></text:span><text:span text:style-name="Default_20_Paragraph_20_Font"><text:span text:style-name="T3">Status VARCHAR(12) NOT NULL,</text:span></text:span></text:p>
      <text:p text:style-name="P24"><text:tab/>Nome VARCHAR(20) NOT NULL,</text:p>
      <text:p text:style-name="P24"><text:tab/>Preço REAL NOT NULL,</text:p>
      <text:p text:style-name="P24"><text:tab/>CONSTRAINT PKProduto PRIMARY KEY (Codigo),</text:p>
      <text:p text:style-name="Standard"><text:span text:style-name="Default_20_Paragraph_20_Font"><text:span text:style-name="T3"><text:tab/></text:span></text:span><text:span text:style-name="Default_20_Paragraph_20_Font"><text:span text:style-name="T1">CONSTRAINT PrecoPositivo CHECK(Preçor&gt;0)</text:span></text:span></text:p>
      <text:p text:style-name="P2"><text:tab/>);</text:p>
      <text:p text:style-name="P2"/>
      <text:p text:style-name="P2">Criando a relação CompraProduto</text:p>
      <text:p text:style-name="P2"><text:tab/>CREATE TABLE CompraProduto(</text:p>
      <text:p text:style-name="P2"><text:tab/>CodProduto INT,</text:p>
      <text:p text:style-name="P2"><text:tab/>CodCompra INT,</text:p>
      <text:p text:style-name="P2"><text:tab/>CONSTRAINT PKCompraProduto PRIMARY KEY(CodProduto, CodCompra),</text:p>
      <text:p text:style-name="P2"><text:soft-page-break/><text:tab/>CONSTRAINT FK1CompraProduto FOREIGN KEY(CodProduto) REFERENCES <text:tab/>Produto(Codigo),</text:p>
      <text:p text:style-name="P2"><text:tab/>CONSTRAINT FK2CompraProduto FOREIGN KEY(CodCompra) REFERENCES <text:tab/>Compra(CodCompra)</text:p>
      <text:p text:style-name="P2"><text:tab/>);</text:p>
      <text:p text:style-name="P2"/>
      <text:p text:style-name="P2"/>
      <text:p text:style-name="P2">Criando a relação Venda</text:p>
      <text:p text:style-name="P2"><text:tab/>CREATE TABLE Venda(</text:p>
      <text:p text:style-name="Standard"><text:span text:style-name="Default_20_Paragraph_20_Font"><text:span text:style-name="T1"><text:tab/></text:span></text:span><text:span text:style-name="Default_20_Paragraph_20_Font"><text:span text:style-name="T3">CodVenda SERIAL,</text:span></text:span></text:p>
      <text:p text:style-name="P24"><text:tab/>Data DATE NOT NULL,</text:p>
      <text:p text:style-name="P24"><text:tab/>Hora TIMESTAMP NOT NULL,</text:p>
      <text:p text:style-name="P24"><text:tab/>Total REAL NOT NULL,</text:p>
      <text:p text:style-name="P24"><text:tab/>Funcionario VARCHAR(20) NOT NULL,</text:p>
      <text:p text:style-name="P24"><text:tab/>Cliente VARCHAR(20) NOT NULL,</text:p>
      <text:p text:style-name="P24"><text:tab/>CONSTRAINT PKVenda PRIMARY KEY(CodVenda),</text:p>
      <text:p text:style-name="Standard"><text:span text:style-name="Default_20_Paragraph_20_Font"><text:span text:style-name="T3"><text:tab/></text:span></text:span><text:span text:style-name="Default_20_Paragraph_20_Font"><text:span text:style-name="T1">CONSTRAINT FKVenda1 FOREIGN KEY(Funcionario) REFERENCES <text:tab/>Funcionario(CPFPessoa),</text:span></text:span></text:p>
      <text:p text:style-name="P2"><text:tab/>CONSTRAINT FKVenda2 FOREIGN KEY(Cliente) REFERENCES <text:tab/>Cliente(CPFPessoa)</text:p>
      <text:p text:style-name="P2"><text:tab/>);</text:p>
      <text:p text:style-name="P2"/>
      <text:p text:style-name="P2">Criando a relação VendaProduto</text:p>
      <text:p text:style-name="P2"><text:tab/>CREATE TABLE VendaProduto(</text:p>
      <text:p text:style-name="P2"><text:tab/>CodProduto INT,</text:p>
      <text:p text:style-name="Standard"><text:span text:style-name="Default_20_Paragraph_20_Font"><text:span text:style-name="T1"><text:tab/></text:span></text:span><text:span text:style-name="Default_20_Paragraph_20_Font"><text:span text:style-name="T3">CodVenda INT,</text:span></text:span></text:p>
      <text:p text:style-name="P24"><text:tab/>Quantidade INT NOT NULL,</text:p>
      <text:p text:style-name="P24"><text:tab/>PrecoUnitario REAL NOT NULL,</text:p>
      <text:p text:style-name="Standard"><text:span text:style-name="Default_20_Paragraph_20_Font"><text:span text:style-name="T3"><text:tab/></text:span></text:span><text:span text:style-name="Default_20_Paragraph_20_Font"><text:span text:style-name="T1">CONSTRAINT PKVendaProduto PRIMARY KEY(CodProduto, CodVenda),</text:span></text:span></text:p>
      <text:p text:style-name="P2"><text:tab/>CONSTRAINT FK1VendaProduto FOREIGN KEY(CodProduto) REFERENCES <text:tab/>Produto(Codigo),</text:p>
      <text:p text:style-name="P2"><text:tab/>CONSTRAINT FK2VendaProduto FOREIGN KEY(CodCompra) REFERENCES <text:tab/>Venda(CodVenda)</text:p>
      <text:p text:style-name="P2"><text:tab/>);</text:p>
      <text:p text:style-name="P2"/>
      <text:p text:style-name="P2"/>
      <text:p text:style-name="P2">Criando a relação VendaProduto</text:p>
      <text:p text:style-name="P2"><text:tab/>CREATE TABLE Produto(</text:p>
      <text:p text:style-name="P2"><text:tab/>CodProduto INT,</text:p>
      <text:p text:style-name="P2"><text:tab/>CodVenda INT,</text:p>
      <text:p text:style-name="P2"><text:tab/>Quantidade INT NOT NULL,</text:p>
      <text:p text:style-name="P2"><text:tab/>PrecoUnitario REAL NOT NULL,</text:p>
      <text:p text:style-name="P2"><text:tab/>CONSTRAINT PKVendaProduto PRIMARY KEY (CodProduto, CodVenda),</text:p>
      <text:p text:style-name="P2"><text:tab/>CONSTRAINT FK1VendaProduto FOREIGN KEY(CodProduto) REFERENCES <text:tab/>Produto(Codigo),</text:p>
      <text:p text:style-name="P2"><text:tab/>CONSTRAINT FK2VendaProduto FOREIGN KEY(CodVenda) REFERENCES <text:tab/>Venda(CodVenda)</text:p>
      <text:p text:style-name="P2"><text:tab/>);</text:p>
      <text:p text:style-name="P2"/>
      <text:p text:style-name="P2">Criando a relação Entrada</text:p>
      <text:p text:style-name="P2"><text:tab/>CREATE TABLE Entrada(</text:p>
      <text:p text:style-name="Standard"><text:span text:style-name="Default_20_Paragraph_20_Font"><text:span text:style-name="T1"><text:tab/></text:span></text:span><text:span text:style-name="Default_20_Paragraph_20_Font"><text:span text:style-name="T3">CodEntrada SERIAL,</text:span></text:span></text:p>
      <text:p text:style-name="P24"><text:soft-page-break/><text:tab/>CodVenda INT NOT NULL,</text:p>
      <text:p text:style-name="P24"><text:tab/>Valor REAL NOT NULL,</text:p>
      <text:p text:style-name="P24"><text:tab/>Data DATE NOT NULL,</text:p>
      <text:p text:style-name="Standard"><text:span text:style-name="Default_20_Paragraph_20_Font"><text:span text:style-name="T3"><text:tab/></text:span></text:span><text:span text:style-name="Default_20_Paragraph_20_Font"><text:span text:style-name="T1">CONSTRAINT PKEntrada PRIMARY KEY (CodEntrada),</text:span></text:span></text:p>
      <text:p text:style-name="P2"><text:tab/>FOREIGN KEY(CodVenda) REFERENCES Venda(CodVenda)</text:p>
      <text:p text:style-name="P2"><text:tab/>CONSTRAINT EntradaPositiva CHECK(Valor&gt;0)</text:p>
      <text:p text:style-name="P2"><text:tab/>);</text:p>
      <text:p text:style-name="P2"/>
      <text:p text:style-name="P2">Criando a relação CartaoCredito</text:p>
      <text:p text:style-name="Standard"><text:span text:style-name="Default_20_Paragraph_20_Font"><text:span text:style-name="T1"><text:tab/></text:span></text:span><text:span text:style-name="Default_20_Paragraph_20_Font"><text:span text:style-name="T3">CREATE TABLE CartaoCredito(</text:span></text:span></text:p>
      <text:p text:style-name="P24"><text:tab/>Numero INT,</text:p>
      <text:p text:style-name="P24"><text:tab/>Bandeira INT NOT NULL,</text:p>
      <text:p text:style-name="Standard"><text:span text:style-name="Default_20_Paragraph_20_Font"><text:span text:style-name="T3"><text:tab/></text:span></text:span><text:span text:style-name="Default_20_Paragraph_20_Font"><text:span text:style-name="T1">CONSTRAINT PKCartaoCredito PRIMARY KEY(Numero)</text:span></text:span></text:p>
      <text:p text:style-name="P2"><text:tab/>);</text:p>
      <text:p text:style-name="P2"/>
      <text:p text:style-name="P2">Criando a relação VendaCartao</text:p>
      <text:p text:style-name="P2"><text:tab/>CREATE TABLE VendaCartao(</text:p>
      <text:p text:style-name="P2"><text:tab/>NumCartao INT,</text:p>
      <text:p text:style-name="Standard"><text:span text:style-name="Default_20_Paragraph_20_Font"><text:span text:style-name="T1"><text:tab/></text:span></text:span><text:span text:style-name="Default_20_Paragraph_20_Font"><text:span text:style-name="T3">CodVenda INT NOT NULL,</text:span></text:span></text:p>
      <text:p text:style-name="P24"><text:tab/>NumParcelas INT NOT NULL,</text:p>
      <text:p text:style-name="Standard"><text:span text:style-name="Default_20_Paragraph_20_Font"><text:span text:style-name="T3"><text:tab/></text:span></text:span><text:span text:style-name="Default_20_Paragraph_20_Font"><text:span text:style-name="T1">CONSTRAINT PKVendaCartao PRIMARY KEY(NumCartao),</text:span></text:span></text:p>
      <text:p text:style-name="P2"><text:tab/>CONSTRAINT FKVendaCartao1 FOREIGN KEY(NumCartao) REFERENCES <text:tab/>CartaoCredito(Numero),</text:p>
      <text:p text:style-name="P2"><text:tab/>CONSTRAINT FKVendaCartao2 FOREIGN KEY(CodVenda) REFERENCES <text:tab/>Venda(CodVenda)</text:p>
      <text:p text:style-name="P2"><text:tab/>);</text:p>
      <text:p text:style-name="P2"/>
      <text:p text:style-name="P2"/>
      <text:p text:style-name="P2">Povoando a relação Pessoa</text:p>
      <text:p text:style-name="P2">INSERT INTO Pessoa VALUES(‘154.288.064-51’, ‘Teofanes Ferreira’,’99123456)’;</text:p>
      <text:p text:style-name="P2">INSERT INTO Pessoa VALUES(‘358.947.104-21’, ‘Milena Carvalho’,’98752374’;</text:p>
      <text:p text:style-name="P2">INSERT INTO Pessoa VALUES(‘354.514.294-99’, ‘Manoel de Sousa’,’93098725)’;</text:p>
      <text:p text:style-name="P2">INSERT INTO Pessoa VALUES(‘734.042.214-51’, ‘Amanda Ferreira’,’93827460)’;</text:p>
      <text:p text:style-name="P2">INSERT INTO Pessoa VALUES(‘559.629.914-60’, ‘Maria das Graças’,’99097162)’;</text:p>
      <text:p text:style-name="P2">INSERT INTO Pessoa VALUES(‘695.997.444-54’, ‘Antonia Lins’,’98152674)’;</text:p>
      <text:p text:style-name="P2">INSERT INTO Pessoa VALUES(‘690.418.134-62’, ‘Eduardo Martins’,’99523850)’;</text:p>
      <text:p text:style-name="P2">INSERT INTO Pessoa VALUES(‘846.101.944-06’, ‘Ana Isabel dos Santos’,’99825556)’;</text:p>
      <text:p text:style-name="P2">INSERT INTO Pessoa VALUES(‘146.287.484-38’, ‘Junior da Silva’,’99123499)’;</text:p>
      <text:p text:style-name="P2">INSERT INTO Pessoa VALUES(‘819.174.014-18’, ‘Ricardo Costa’,’99553400)’;</text:p>
      <text:p text:style-name="P2"/>
      <text:p text:style-name="P2">Povoando a relação Funcionario</text:p>
      <text:p text:style-name="P19">INSERT INTO Funcionario VALUES(‘846.101.944-06’,’Caixa’,’<text:span text:style-name="T28">2017-11-10</text:span>’, <text:span text:style-name="T18">954.00</text:span>, ’Efetivo’,’JD Oasis’,’Jose Lira de Menezes’,’Cajazeiras’);</text:p>
      <text:p text:style-name="P2">INSERT INTO Funcionario VALUES(‘146.287.484-38’, ‘Vendedor’, ’<text:span text:style-name="T28">2017-07-05</text:span>’, <text:span text:style-name="T18">1050.00</text:span>, ’Efetivo’, ’Centro’, ’Bonifácio Moura’, ’Cajazeiras’);</text:p>
      <text:p text:style-name="P2">INSERT INTO Funcionario VALUES(‘690.418.134-62’, ’Faxineiro’, ‘<text:span text:style-name="T28">2017-12-01’</text:span>, <text:span text:style-name="T18">954.00,</text:span> ’Efetivo’, ’Centro’, ’13 de Maio’, ’Cajazeiras’);</text:p>
      <text:p text:style-name="P2">INSERT INTO Funcionario VALUES(‘358.947.104-21’, ’Vendedor’, ‘<text:span text:style-name="T28">2017-08-11’</text:span>, <text:span text:style-name="T18">1200.50, </text:span>’Efetivo’, ’Centro’, ’Bonifácio Moura’, ’Cajazeiras’);</text:p>
      <text:p text:style-name="P2">INSERT INTO Funcionario VALUES(‘559.629.914-60’, ’Marketing’, ‘<text:span text:style-name="T29">2018-08-05’</text:span>, <text:span text:style-name="T18">1500.50,</text:span> ’Efetivo’, ’Centro’, ’Bonifácio Moura’, ’Cajazeiras’);</text:p>
      <text:p text:style-name="P2"/>
      <text:p text:style-name="P2"><text:soft-page-break/>Povoando a relação Cliente</text:p>
      <text:p text:style-name="Standard"><text:span text:style-name="Default_20_Paragraph_20_Font"><text:span text:style-name="T1">INSERT INTO Cliente VALUES(‘154.288.064-51’, ’</text:span></text:span><text:a xlink:type="simple" xlink:href="mailto:teofanesferreira@hotmail.com" office:target-frame-name="_top" xlink:show="replace" text:style-name="Internet_20_link" text:visited-style-name="Visited_20_Internet_20_Link"><text:span text:style-name="Default_20_Paragraph_20_Font">teofanesferreira@hotmail.com</text:span></text:a><text:span text:style-name="Default_20_Paragraph_20_Font"><text:span text:style-name="T1">’);</text:span></text:span></text:p>
      <text:p text:style-name="Standard"><text:span text:style-name="Default_20_Paragraph_20_Font"><text:span text:style-name="T3">INSERT INTO Cliente VALUES(‘354.514.294-99’, ’manoeldesousa</text:span></text:span><text:a xlink:type="simple" xlink:href="mailto:teofanesferreira@hotmail.com" office:target-frame-name="_top" xlink:show="replace" text:style-name="Internet_20_link" text:visited-style-name="Visited_20_Internet_20_Link"><text:span text:style-name="Default_20_Paragraph_20_Font">@hotmail.com</text:span></text:a><text:span text:style-name="Default_20_Paragraph_20_Font"><text:span text:style-name="T3">’);</text:span></text:span></text:p>
      <text:p text:style-name="Standard"><text:span text:style-name="Default_20_Paragraph_20_Font"><text:span text:style-name="T3">INSERT INTO Cliente VALUES(‘734.042.214-51’, ’amandaferrreira</text:span></text:span><text:a xlink:type="simple" xlink:href="mailto:teofanesferreira@hotmail.com" office:target-frame-name="_top" xlink:show="replace" text:style-name="Internet_20_link" text:visited-style-name="Visited_20_Internet_20_Link"><text:span text:style-name="Default_20_Paragraph_20_Font">@hotmail.com</text:span></text:a><text:span text:style-name="Default_20_Paragraph_20_Font"><text:span text:style-name="T3">’);</text:span></text:span></text:p>
      <text:p text:style-name="Standard"><text:span text:style-name="Default_20_Paragraph_20_Font"><text:span text:style-name="T3">INSERT INTO Cliente VALUES(‘695.997.444-54’, ’antonialins</text:span></text:span><text:a xlink:type="simple" xlink:href="mailto:teofanesferreira@hotmail.com" office:target-frame-name="_top" xlink:show="replace" text:style-name="Internet_20_link" text:visited-style-name="Visited_20_Internet_20_Link"><text:span text:style-name="Default_20_Paragraph_20_Font">@hotmail.com</text:span></text:a><text:span text:style-name="Default_20_Paragraph_20_Font"><text:span text:style-name="T3">’);</text:span></text:span></text:p>
      <text:p text:style-name="Standard"><text:span text:style-name="Default_20_Paragraph_20_Font"><text:span text:style-name="T3">INSERT INTO Cliente VALUES(‘819.174.014-18’, ’</text:span></text:span><text:a xlink:type="simple" xlink:href="mailto:ricardo123@hotmail.com" office:target-frame-name="_top" xlink:show="replace" text:style-name="Internet_20_link" text:visited-style-name="Visited_20_Internet_20_Link"><text:span text:style-name="Default_20_Paragraph_20_Font">ricardo123@hotmail.com</text:span></text:a><text:span text:style-name="Default_20_Paragraph_20_Font"><text:span text:style-name="T3">’);</text:span></text:span></text:p>
      <text:p text:style-name="P24"/>
      <text:p text:style-name="P2">Povoando a relação Despesa</text:p>
      <text:p text:style-name="P2">INSERT INTO Despesa VALUES(<text:span text:style-name="T22">1</text:span>, ‘954.00’, <text:span text:style-name="T30">2017-12-15</text:span>’);</text:p>
      <text:p text:style-name="P24">INSERT INTO Despesa VALUES(<text:span text:style-name="T22">2</text:span>, ‘1050.00’, ‘<text:span text:style-name="T30">2017-08-15</text:span>’);</text:p>
      <text:p text:style-name="P24">INSERT INTO Despesa VALUES(<text:span text:style-name="T22">3</text:span>, ‘954.00’, ‘<text:span text:style-name="T30">2018-01-15</text:span>’);</text:p>
      <text:p text:style-name="P24">INSERT INTO Despesa VALUES(<text:span text:style-name="T22">4</text:span>, ‘1200.50’, ‘<text:span text:style-name="T30">2017-09-15</text:span>’);</text:p>
      <text:p text:style-name="P24">INSERT INTO Despesa VALUES(<text:span text:style-name="T22">5</text:span>, ‘1500.50’, ‘<text:span text:style-name="T30">2018-08-15</text:span>’);</text:p>
      <text:p text:style-name="P24">INSERT INTO Despesa VALUES(<text:span text:style-name="T22">6</text:span>, ‘2500.00’, ‘<text:span text:style-name="T30">2017-11-10</text:span>’);</text:p>
      <text:p text:style-name="P24">INSERT INTO Despesa VALUES(<text:span text:style-name="T22">7</text:span>, ‘1300.00’, ‘<text:span text:style-name="T30">2017-12-10</text:span>’);</text:p>
      <text:p text:style-name="P24">INSERT INTO Despesa VALUES(<text:span text:style-name="T22">8</text:span>, ‘600.00’, ‘<text:span text:style-name="T30">2017-11-09</text:span>’);</text:p>
      <text:p text:style-name="P24">INSERT INTO Despesa VALUES(<text:span text:style-name="T22">9</text:span>, ‘100.00’, ‘<text:span text:style-name="T30">2018-01-10</text:span>’);</text:p>
      <text:p text:style-name="P24">INSERT INTO Despesa VALUES(<text:span text:style-name="T22">10</text:span>, ‘700.00’, ‘<text:span text:style-name="T30">2018-03-10</text:span>’);</text:p>
      <text:p text:style-name="P24"/>
      <text:p text:style-name="P2">Povoando a relação <text:span text:style-name="T19">Pagamento</text:span></text:p>
      <text:p text:style-name="P2">INSERT INTO <text:span text:style-name="T21">Pagamento</text:span> VALUES(<text:span text:style-name="T20">1</text:span>, ‘559.629.014-60’, ‘06:30:35’, <text:span text:style-name="T22">1</text:span>);</text:p>
      <text:p text:style-name="P24">INSERT INTO <text:span text:style-name="T21">Pagamento</text:span> VALUES(<text:span text:style-name="T20">2,</text:span> ‘358.947.104-21’, ‘12:30:00’, <text:span text:style-name="T22">2</text:span>);</text:p>
      <text:p text:style-name="P24">INSERT INTO <text:span text:style-name="T21">Pagamento</text:span> VALUES(<text:span text:style-name="T20">3</text:span>, ‘690.418.134-62’, ‘09:20:05’, <text:span text:style-name="T22">3</text:span>);</text:p>
      <text:p text:style-name="P24">INSERT INTO <text:span text:style-name="T21">Pagamento</text:span> VALUES<text:span text:style-name="T20">(4</text:span>, ‘146.287.484-38’, ‘17:30:00’, <text:span text:style-name="T22">4</text:span>);</text:p>
      <text:p text:style-name="P24">INSERT INTO <text:span text:style-name="T21">Pagamento </text:span><text:s/>VALUES(<text:span text:style-name="T20">5</text:span>, ‘846.101.944-06’, ‘10:29:00, <text:span text:style-name="T22">5</text:span>);</text:p>
      <text:p text:style-name="P24"/>
      <text:p text:style-name="P2">Povoando a relação Fornecedor</text:p>
      <text:p text:style-name="P2">INSERT INTO Fornecedor VALUES(‘85.296.634/0001-96’, ’Megaduran’, ‘3561-4578’, ‘Sousa’, ‘Rua Vitória Alves da Silva’, ‘Centro’);</text:p>
      <text:p text:style-name="P2">INSERT INTO Fornecedor VALUES(‘64.615.575/0001-00’, ’Indivíduo Clothing’, ‘3531-7788’, ‘Sousa’, ‘Rua Arquimedes Souto Maior’, ‘Fagundes Vieira’);</text:p>
      <text:p text:style-name="P2">INSERT INTO Fornecedor VALUES(‘96.531.803/0001-41’, ’Gata Selvagem’, ‘3531-3456’, ‘Juazeiro’, ‘Rua Barbacena’, ‘Novo Centro’);</text:p>
      <text:p text:style-name="P2">INSERT INTO Fornecedor VALUES(‘59.547.777/0001-13’, ’Geisandre Lingerie’, ‘3561-0978’, ‘João Pessoa’, ‘Rua Doutor João Soares’, ‘Loteamento Ciro Costa’);</text:p>
      <text:p text:style-name="P2">INSERT INTO Fornecedor VALUES(‘74.263.193/0001-00’, ’Medson Clothing’, ‘3531-4554’, ‘João Pessoa’, ‘Popular Senhor Batista’, ‘Cidade Nova’);</text:p>
      <text:p text:style-name="P2">INSERT INTO Fornecedor VALUES(‘51.795.917/0001-60’, ’Havair’, ‘3561-9976’, ‘’Cajazeiras’, ‘Martins Monteiro’, ‘Centro’);</text:p>
      <text:p text:style-name="P2"/>
      <text:p text:style-name="P2"/>
      <text:p text:style-name="P2">Povoando a relação Compra</text:p>
      <text:p text:style-name="P2">INSERT INTO Compra VALUES(<text:span text:style-name="T24">1</text:span>, ‘85.296.634/0001-96’, ‘08:50’, <text:span text:style-name="T23">6</text:span>);</text:p>
      <text:p text:style-name="P24">INSERT INTO Compra VALUES(<text:span text:style-name="T24">2</text:span>, ‘64.615.575/0001-00’, ‘09:45’, <text:span text:style-name="T23">7</text:span>);</text:p>
      <text:p text:style-name="P24">INSERT INTO Compra VALUES(<text:span text:style-name="T24">3</text:span>, ‘96.531.803/0001-41’, ‘11:20’, <text:span text:style-name="T23">8</text:span>);</text:p>
      <text:p text:style-name="P24">INSERT INTO Compra VALUES(<text:span text:style-name="T24">4</text:span>, ‘59.547.777/0001-13’, ‘08:23’, <text:span text:style-name="T23">9</text:span>);</text:p>
      <text:p text:style-name="P24">INSERT INTO Compra VALUES(<text:span text:style-name="T24">5</text:span>, ‘74.263.193/0001-00’, ‘10:34’, <text:span text:style-name="T23">10</text:span>);</text:p>
      <text:p text:style-name="P24"/>
      <text:p text:style-name="P2">Povoando a relação Produto</text:p>
      <text:p text:style-name="P2">INSERT INTO Produto VALUES(‘1001234’, ‘42’, ‘Disponível’, ‘Calça Skinny em Sarja’, ‘59.90’);</text:p>
      <text:p text:style-name="P2">INSERT INTO Produto VALUES(‘1001235’, ‘M’, ‘Disponível’, ‘Camisa Branca Mullet’, ‘45.50’);</text:p>
      <text:p text:style-name="P2">INSERT INTO Produto VALUES(‘1001236’, ‘GG’, ‘Indisponível’, ‘Camisa Estampada com <text:soft-page-break/>Folhagem’, ‘38.90’);</text:p>
      <text:p text:style-name="P2">INSERT INTO Produto VALUES(‘1001237’, ‘G’, ‘Disponível’, ‘Camisa Estampada com Amarração’, ‘55.90’);</text:p>
      <text:p text:style-name="P2">INSERT INTO Produto VALUES(‘1001238’, ‘36’, ‘Disponível’, ‘Calça Mom Jeans’, ‘75.90’);</text:p>
      <text:p text:style-name="P2">INSERT INTO Produto VALUES(‘1001239’, ‘Unico’, ‘Disponível’, ‘Jaqueta de Frio Xadrez’, ‘120.00’);</text:p>
      <text:p text:style-name="P2">INSERT INTO Produto VALUES(‘1001240’, ‘P’, ‘Indisponível’, ‘Cropped Azul Marinho’, ‘35.50’);</text:p>
      <text:p text:style-name="P2">INSERT INTO Produto VALUES(‘1001241’, ‘PP’, ‘Disponível’, ‘Vestido Curto Florido’, ‘65.00’);</text:p>
      <text:p text:style-name="P2">INSERT INTO Produto VALUES(‘1001242’, ‘44’, ‘Disponível’, ‘Bermuda Jeans’, ‘70.50’);</text:p>
      <text:p text:style-name="P2">INSERT INTO Produto VALUES(‘1001243’, ‘M’, ‘Disponível’, ‘Camisa Xadrez’, ‘69.90’);</text:p>
      <text:p text:style-name="P2">INSERT INTO Produto VALUES(‘1001244’, ‘G’, ‘Indisponível’, ‘Camisa The Smiths’, ‘45.50’);</text:p>
      <text:p text:style-name="P2">INSERT INTO Produto VALUES(‘1001245’, ‘P’, ‘Disponível’, ‘Saia Longa Branca’, ‘60.80’);</text:p>
      <text:p text:style-name="P2">INSERT INTO Produto VALUES(‘1001246’, ‘PP’, ‘Disponível’, ‘Camisa Gola V’, ‘60.00’);</text:p>
      <text:p text:style-name="P2">INSERT INTO Produto VALUES(‘1001247’, ‘M’, ‘Disponível’, ‘Bomber Jacket Nasa’, ‘200.00’);</text:p>
      <text:p text:style-name="P2">INSERT INTO Produto VALUES(‘1001248’, ‘GG’, ‘Disponível’, ‘Saia Colegial’, ‘60.00’);</text:p>
      <text:p text:style-name="P2">INSERT INTO Produto VALUES(‘1001249’, ‘Unico’, ‘Disponível’, ‘Bikini Listrado’, ‘59.90’);</text:p>
      <text:p text:style-name="P2">INSERT INTO Produto VALUES(‘1001250’, ‘M’, ‘Disponível’, ‘Blusão Estampado’, ‘80.00’);</text:p>
      <text:p text:style-name="P2">INSERT INTO Produto VALUES(‘1001251’, ‘PP’, ‘Disponível’, ‘Camisa Social Preta’, ‘100.00’);</text:p>
      <text:p text:style-name="P2">INSERT INTO Produto VALUES(‘1001252’, ‘M’, ‘Disponível’, ‘Vestido Longo Preto’, ‘200.00’);</text:p>
      <text:p text:style-name="P2">INSERT INTO Produto VALUES(‘1001253’, ‘36’, ‘Disponível’, ‘Short Cintura Alta’, ‘70.60’);</text:p>
      <text:p text:style-name="P2"/>
      <text:p text:style-name="P2"/>
      <text:p text:style-name="P2">Povoando a relação CompraProduto</text:p>
      <text:p text:style-name="P2">INSERT INTO CompraProduto VALUES(‘1001253’, <text:span text:style-name="T24">1</text:span>, ‘45’, 55.00);</text:p>
      <text:p text:style-name="P2">INSERT INTO CompraProduto VALUES(‘1001252’, <text:span text:style-name="T24">2</text:span>, ‘20’, 170.00);</text:p>
      <text:p text:style-name="P2">INSERT INTO CompraProduto VALUES(‘1001251’, <text:span text:style-name="T24">3</text:span>, ‘30’, 80.00);</text:p>
      <text:p text:style-name="P2">INSERT INTO CompraProduto VALUES(‘1001250’, <text:span text:style-name="T24">4</text:span>, ‘12’, 60.00);</text:p>
      <text:p text:style-name="P2">INSERT INTO CompraProduto VALUES(‘1001249’, <text:span text:style-name="T24">5</text:span>, ‘40’, 40.00);</text:p>
      <text:p text:style-name="P2"/>
      <text:p text:style-name="P2"/>
      <text:p text:style-name="P2">Povoando a relação Venda</text:p>
      <text:p text:style-name="P24">INSERT INTO Venda VALUES(‘33’, ‘11:09:00’, ‘146.287.484-38’, ‘154.288.064-51’, ‘12’);</text:p>
      <text:p text:style-name="P24">INSERT INTO Venda VALUES(‘34’, ‘09:34:55’, ‘146.287.484-38’, ‘354.514.294-99’, ‘13’);</text:p>
      <text:p text:style-name="P24">INSERT INTO Venda VALUES(‘35’, ‘08:23:40’, ‘146.287.484-38’, ‘734.042.214-51’, ‘14’);</text:p>
      <text:p text:style-name="P24">INSERT INTO Venda VALUES(‘36’, ‘15:02:22’, ‘146.287.484-38’, ‘695.997.444-54’, ‘15’);</text:p>
      <text:p text:style-name="P24">INSERT INTO Venda VALUES(‘37’, ‘17:20:00’, ‘358.947.104-21’, ‘695.997.444-54’, ‘16’);</text:p>
      <text:p text:style-name="P24">INSERT INTO Venda VALUES(‘38’, ‘08:10:12’, ‘358.947.104-21’, ‘819.174.014-18’, ‘17’);</text:p>
      <text:p text:style-name="P24"/>
      <text:p text:style-name="P2">Povoando a relação VendaProduto</text:p>
      <text:p text:style-name="P2">INSERT INTO VendaProduto VALUES(‘1001253’, ‘33’, ‘1’, ‘70.60’);</text:p>
      <text:p text:style-name="P2">INSERT INTO VendaProduto VALUES(‘1001252’, ‘33’, ‘1’, ‘200.00’);</text:p>
      <text:p text:style-name="P2">INSERT INTO VendaProduto VALUES(‘1001251’, ‘34’, ‘1’, ‘100.00’);</text:p>
      <text:p text:style-name="P2">INSERT INTO VendaProduto VALUES(‘1001250’, ‘34’, ‘1’, ‘80.00’);</text:p>
      <text:p text:style-name="P2">INSERT INTO VendaProduto VALUES(‘1001249’, ‘33’, ‘1’, ‘59.90’);</text:p>
      <text:p text:style-name="P2"/>
      <text:p text:style-name="P2">Povoando a relação Entrada</text:p>
      <text:p text:style-name="P24">INSERT INTO Entrada VALUES(‘12’, ‘270.60’, ‘<text:span text:style-name="T31">2018-08-11</text:span>’);</text:p>
      <text:p text:style-name="P24">INSERT INTO Entrada VALUES(‘13’, ‘180.00’, ‘<text:span text:style-name="T31">2018-08-13</text:span>’);</text:p>
      <text:p text:style-name="P24">INSERT INTO Entrada VALUES(‘14’, ‘59.90’, ‘<text:span text:style-name="T31">2018-08-15</text:span>’);</text:p>
      <text:p text:style-name="P24">INSERT INTO Entrada VALUES(‘15’, ‘260.00’, ‘2<text:span text:style-name="T31">018-08-20’</text:span>);</text:p>
      <text:p text:style-name="P24">INSERT INTO Entrada VALUES(‘16’, ‘60.00’, ‘<text:span text:style-name="T32">2018-09-01</text:span>’);</text:p>
      <text:p text:style-name="P24"><text:soft-page-break/>INSERT INTO Entrada VALUES(‘17’, ‘60.80’, ‘<text:span text:style-name="T32">2018-09-02</text:span>’);</text:p>
      <text:p text:style-name="P24"/>
      <text:p text:style-name="P2">Povoando a relação CartaoCredito</text:p>
      <text:p text:style-name="P2">INSERT INTO CartaoCredito VALUES(‘5530330246021173’,’Master Card’);</text:p>
      <text:p text:style-name="P24">INSERT INTO CartaoCredito VALUES(‘4312092068980640’, ‘Visa’);</text:p>
      <text:p text:style-name="P24">INSERT INTO CartaoCredito VALUES(‘6363686632535781’, ‘Elo’);</text:p>
      <text:p text:style-name="P24">INSERT INTO CartaoCredito VALUES(‘5518757232660489’, ‘Master Card’);</text:p>
      <text:p text:style-name="P24">INSERT INTO CartaoCredito VALUES(‘4532399086941049’, ‘Visa’);</text:p>
      <text:p text:style-name="P24"/>
      <text:p text:style-name="P2">Povoando a relação VendaCartao</text:p>
      <text:p text:style-name="P2">INSERT INTO VendaCartao VALUES(‘5530330246021173’, ‘33’, ‘3’);</text:p>
      <text:p text:style-name="P2">INSERT INTO VendaCartao VALUES(‘4312092068980640’, ‘34’, ‘2’);</text:p>
      <text:p text:style-name="P2">INSERT INTO VendaCartao VALUES(‘6363686632535781’, ‘35’, ‘2’);</text:p>
      <text:p text:style-name="P2">INSERT INTO VendaCartao VALUES(‘5518757232660489’, ‘36’, ‘2’);</text:p>
      <text:p text:style-name="P2">INSERT INTO VendaCartao VALUES(‘4532399086941049’, ‘37’, ‘2’);</text:p>
      <text:p text:style-name="P2"/>
      <text:p text:style-name="P2">Criando índices</text:p>
      <text:p text:style-name="P2"/>
      <text:p text:style-name="P24">CREATE INDEX cpfindice ON Pessoa(CPF);</text:p>
      <text:p text:style-name="P2">CREATE INDEX cpfFuncionarioIndice ON Funcionario(CPFPessoa);</text:p>
      <text:p text:style-name="P2">CREATE INDEX cpfClienteIndice ON Cliente(CPFPessoa);</text:p>
      <text:p text:style-name="P2">CREATE INDEX codSalarioIndice ON Salario(CodSalario);</text:p>
      <text:p text:style-name="P2">CREATE INDEX cnpjFornecedorIndice ON Fornecedor(CNPJ);</text:p>
      <text:p text:style-name="P2">CREATE INDEX codigoDespesaIndice ON Despesa(CodDespesa);</text:p>
      <text:p text:style-name="P2">CREATE INDEX codigoCompraIndice ON Compra(CodCompra);</text:p>
      <text:p text:style-name="P2">CREATE INDEX codigoProdutoIndice ON Produto(Codigo);</text:p>
      <text:p text:style-name="P2">CREATE INDEX codigoVendaIndice ON Venda(CodVenda);</text:p>
      <text:p text:style-name="P2">CREATE INDEX codigoEntradaIndice ON Entrada(CodEntrada);</text:p>
      <text:p text:style-name="P2">CREATE INDEX numeroCartaoIndice ON CartaoCredito(Numero);</text:p>
      <text:p text:style-name="P2"/>
      <text:p text:style-name="P2">Visões</text:p>
      <text:p text:style-name="P2">1. Essa visão auxilia na recuperação do produto mais comprado a fornecedores.</text:p>
      <text:p text:style-name="P2"/>
      <text:p text:style-name="P2">CREATE VIEW <text:s/>PedidosVisao AS</text:p>
      <text:p text:style-name="P2">SELECT P.Nome, COUNT(*) AS Pedidos</text:p>
      <text:p text:style-name="P2">FROM CompraProduto CP, Produto P</text:p>
      <text:p text:style-name="P2">WHERE CP.CodProduto = P.Codigo</text:p>
      <text:p text:style-name="P2">GROUP BY CP.CodProduto, P.Nome;</text:p>
      <text:p text:style-name="P2"/>
      <text:p text:style-name="P2">2. Essa visão auxilia na recuperação do tamanho de roupa mais vendido a clientes.</text:p>
      <text:p text:style-name="P2"/>
      <text:p text:style-name="P2">CREATE VIEW TamanhosVisao AS</text:p>
      <text:p text:style-name="P2">SELECT P.Tamanho, COUNT(*) AS Vendidos</text:p>
      <text:p text:style-name="P2">FROM VendaProduto VP, Produto P</text:p>
      <text:p text:style-name="P2">WHERE VP.CodProduto = P.Codigo</text:p>
      <text:p text:style-name="P2">GROUP BY P.Tamanho</text:p>
      <text:p text:style-name="P2"/>
      <text:p text:style-name="P2">3. Essa visão auxilia na recuperação do fornecedor que o estabelecimento compra mais</text:p>
      <text:p text:style-name="P2">CREATE VIEW FornecedoresVisao AS</text:p>
      <text:p text:style-name="P2">SELECT F.CNPJ, F.NOME, COUNT(*) AS Pedidos</text:p>
      <text:p text:style-name="P2">FROM Fornecedor F, Compra C</text:p>
      <text:p text:style-name="P2">WHERE F.CNPJ = C.Fornecedor</text:p>
      <text:p text:style-name="P24"><text:soft-page-break/>GROUP BY F.CNPJ, F.Nome</text:p>
      <text:p text:style-name="P24"/>
      <text:p text:style-name="P2">4. Essa visão auxilia na recuperação do vendedor que atende em mais vendas.</text:p>
      <text:p text:style-name="P2">CREATE VIEW VendedorVisao AS</text:p>
      <text:p text:style-name="P2">SELECT F.CPFPessoa, <text:span text:style-name="T11">P.</text:span>.Nome, COUNT(*) AS Vendas</text:p>
      <text:p text:style-name="P2">FROM Funcionario F, Venda V, <text:span text:style-name="T11">Pessoa P</text:span></text:p>
      <text:p text:style-name="P2">WHERE F.CPFPessoa = V.Funcionario AND F.Cargo = ‘Vendedor’ <text:span text:style-name="T11">AND F.CPFPessoa = P.CPF</text:span></text:p>
      <text:p text:style-name="P24">GROUP BY F.CPFPessoa, <text:span text:style-name="T12">P</text:span>.Nome</text:p>
      <text:p text:style-name="P24"><text:s/></text:p>
      <text:p text:style-name="P25">5. Essa visão auxilia na recuperação de vendas por funcionário.</text:p>
      <text:p text:style-name="P25"/>
      <text:p text:style-name="P25">CREATE VIEW VendasVisao AS</text:p>
      <text:p text:style-name="P5">SELECT <text:span text:style-name="T7">V.Funcionario, VP.CodProduto, VP.Quantidade</text:span></text:p>
      <text:p text:style-name="P5">FROM Venda V NATURAL JOIN VendaProduto VP </text:p>
      <text:p text:style-name="P8"/>
      <text:p text:style-name="P6"/>
      <text:p text:style-name="P25"/>
      <text:p text:style-name="P2">Procedimentos Armazenados</text:p>
      <text:p text:style-name="P3">1. Esse procedimento armazenado <text:span text:style-name="T6">calcula quantidade de vendas de produto que cada funcionário atendeu.</text:span></text:p>
      <text:p text:style-name="P4">CREATE FUNCTION SomaVendaProduto (VARCHAR) RETURNS INTEGER</text:p>
      <text:p text:style-name="P4">AS $$</text:p>
      <text:p text:style-name="P4"><text:tab/>DECLARE</text:p>
      <text:p text:style-name="P4"><text:tab/>CPF ALIAS FOR $1;</text:p>
      <text:p text:style-name="P4"><text:tab/>soma INTEGER;</text:p>
      <text:p text:style-name="P4"><text:tab/>CP <text:s/><text:span text:style-name="T8">VendasVisao%ROWTYPE;</text:span></text:p>
      <text:p text:style-name="P4"><text:tab/>BEGIN</text:p>
      <text:p text:style-name="P4"><text:tab/> <text:s text:c="2"/>soma:=0;</text:p>
      <text:p text:style-name="P4"><text:tab/> <text:s text:c="2"/>FOR <text:span text:style-name="T10">VP</text:span> IN <text:span text:style-name="T7">SELECT * FROM VendasVisao WHERE V.Funcionario = CPF</text:span></text:p>
      <text:p text:style-name="P4"><text:tab/><text:tab/><text:span text:style-name="T9">L</text:span>OOP</text:p>
      <text:p text:style-name="P4"><text:tab/><text:tab/><text:tab/>soma := soma+VP.quantidade;</text:p>
      <text:p text:style-name="P4"><text:tab/><text:tab/>END LOOP;</text:p>
      <text:p text:style-name="P4"><text:tab/><text:tab/>RETURN soma;</text:p>
      <text:p text:style-name="P4"><text:tab/>END;</text:p>
      <text:p text:style-name="P4">$$ LANGUAGE PLP<text:span text:style-name="T14">G</text:span>SQL;</text:p>
      <text:p text:style-name="P4"><text:tab/><text:tab/></text:p>
      <text:p text:style-name="P7">2. Esse procedimento armazenado classifica o salário de cada funcionário.</text:p>
      <text:p text:style-name="P7"/>
      <text:p text:style-name="P7">CREATE FUNCTION ClassificaSalario (VARCHAR) RETURNS VARCHAR</text:p>
      <text:p text:style-name="P7">AS $$</text:p>
      <text:p text:style-name="P7"><text:tab/>DECLARE</text:p>
      <text:p text:style-name="P7"><text:tab/><text:tab/><text:span text:style-name="T14">SalFun Funcionario.SALARIO%TYPE;</text:span></text:p>
      <text:p text:style-name="P7"><text:tab/><text:tab/><text:span text:style-name="T14">CPFFun ALIAS FOR $1;</text:span></text:p>
      <text:p text:style-name="P7"><text:tab/>BEGIN</text:p>
      <text:p text:style-name="P7"><text:tab/><text:tab/><text:span text:style-name="T13">SELECT INTO SalFun SALARIO FROM Funcionario WHERE CPFFunc = <text:tab/><text:tab/>CPFPessoa;</text:span></text:p>
      <text:p text:style-name="P7"><text:tab/><text:tab/><text:span text:style-name="T14">IF SalFun &lt; 1000 THEN RETURN ‘Salário baixo’,</text:span></text:p>
      <text:p text:style-name="P7"><text:tab/><text:tab/><text:tab/><text:span text:style-name="T14">ELSE IF SalFunc&lt;2000 THEN RETURN ‘Salário Médio’,<text:tab/></text:span></text:p>
      <text:p text:style-name="P7"><text:tab/><text:tab/><text:tab/><text:tab/><text:span text:style-name="T14">ELSE RETURN ‘Salário Alto’;</text:span></text:p>
      <text:p text:style-name="P9"><text:tab/><text:tab/><text:tab/><text:span text:style-name="T14">END IF;</text:span></text:p>
      <text:p text:style-name="P9"><text:tab/><text:tab/><text:span text:style-name="T14">END IF;</text:span></text:p>
      <text:p text:style-name="P13">END;</text:p>
      <text:p text:style-name="P9"><text:soft-page-break/><text:span text:style-name="T14">$$ LANGUAGE PLPGSQL;</text:span><text:tab/><text:tab/></text:p>
      <text:p text:style-name="P2"/>
      <text:p text:style-name="P2">Consultas</text:p>
      <text:p text:style-name="P2">1. Recuperar valor de cada produto <text:span text:style-name="T43">disponível</text:span>se a loja toda declarar desconto de 20%.</text:p>
      <text:p text:style-name="P2"><text:tab/></text:p>
      <text:p text:style-name="P27">SELECT Nome, PreçoVenda * 0.80 AS PreçoD<text:span text:style-name="T6">e</text:span>sconto</text:p>
      <text:p text:style-name="P2"><text:tab/>FROM Produto</text:p>
      <text:p text:style-name="P2"><text:tab/><text:span text:style-name="T43">ORDER BY Nome</text:span></text:p>
      <text:p text:style-name="P2"/>
      <text:p text:style-name="P2">2. Recuperar e-mail dos clientes atendidos por Milena.</text:p>
      <text:p text:style-name="P2"/>
      <text:p text:style-name="P2"><text:tab/>SELECT C.e-mail</text:p>
      <text:p text:style-name="P2"><text:tab/>FROM Cliente C <text:span text:style-name="T42">JOIN </text:span>Venda V <text:span text:style-name="T42">ON C.CPFPessoa = V.Cliente</text:span></text:p>
      <text:p text:style-name="P2"><text:tab/>WHERE <text:s/>V.Funcionario = ‘Milena’</text:p>
      <text:p text:style-name="P2"/>
      <text:p text:style-name="P2">3. Recuperar o nome de clientes que pagaram com cartão em pelo menos duas parcelas.</text:p>
      <text:p text:style-name="P2"/>
      <text:p text:style-name="P2"><text:tab/>SELECT C.Nome</text:p>
      <text:p text:style-name="P2"><text:tab/>FROM VendaCartao VC, Venda V, Cliente C</text:p>
      <text:p text:style-name="P28">WHERE VC.CodVenda = V.CodVenda AND V.Cliente = C.CPFPessoa AND VC.NumParcelas &gt;= 2</text:p>
      <text:p text:style-name="P2"/>
      <text:p text:style-name="P2">4. Recuperar nome de todos os funcionários que começam com a letra T.</text:p>
      <text:p text:style-name="P2"/>
      <text:p text:style-name="P2"><text:tab/>SELECT Nome</text:p>
      <text:p text:style-name="P2"><text:tab/>FROM Funcionario</text:p>
      <text:p text:style-name="Standard"><text:span text:style-name="Default_20_Paragraph_20_Font"><text:span text:style-name="T1"><text:tab/></text:span></text:span><text:span text:style-name="Default_20_Paragraph_20_Font"><text:span text:style-name="T3">WHERE Nome LIKE ‘T%’</text:span></text:span></text:p>
      <text:p text:style-name="P24"/>
      <text:p text:style-name="P2">5. Recuperar nome dos clientes que usaram cartão da Visa.</text:p>
      <text:p text:style-name="P2"/>
      <text:p text:style-name="P2"><text:tab/>SELECT <text:span text:style-name="T26">P.Nome</text:span></text:p>
      <text:p text:style-name="P2"><text:tab/><text:span text:style-name="T25">FROM CartaoCredito CC, VendaCartao VC, Venda V, Cliente C, Pessoa P</text:span></text:p>
      <text:p text:style-name="P2"><text:tab/><text:span text:style-name="T25">WHERE CC.Numero = VC.NumCartao AND V.CodVenda = VC.CodVenda AND V.Cliente <text:tab/>= C.CPFPessoa AND C.CPFPessoa = P.CPF</text:span></text:p>
      <text:p text:style-name="P2"/>
      <text:p text:style-name="P2">6. Recuperar telefone de todos os fornecedores que venderam acima de 10 produtos para a loja.</text:p>
      <text:p text:style-name="P2"/>
      <text:p text:style-name="P2"><text:tab/>SELECT Telefone</text:p>
      <text:p text:style-name="P2"><text:tab/>FROM Compra C, Fornecedor F</text:p>
      <text:p text:style-name="P2"><text:tab/>WHERE F.CNPJ = C.Fornecedor AND C.Quantidade &gt; 10</text:p>
      <text:p text:style-name="P2"/>
      <text:p text:style-name="P15">7. <text:span text:style-name="T27">Verificar o lucro de vendas entre 2018-08-11 até 2018-08-20.</text:span></text:p>
      <text:p text:style-name="P15"/>
      <text:p text:style-name="P15"><text:tab/><text:span text:style-name="T27">SELECT SUM(Valor) as Lucro</text:span></text:p>
      <text:p text:style-name="P15"><text:tab/><text:span text:style-name="T27">FROM <text:s/>Entrada</text:span></text:p>
      <text:p text:style-name="P15"><text:tab/><text:span text:style-name="T27">WHERE Data &gt;= ‘2018-08-11’ AND Data &lt;= ‘2018-08-20’</text:span></text:p>
      <text:p text:style-name="P15"/>
      <text:p text:style-name="P16">8. Verificar quantos produtos estão disponíveis na loja.</text:p>
      <text:p text:style-name="P16"><text:tab/></text:p>
      <text:p text:style-name="P16"><text:tab/><text:span text:style-name="T35">SELECT COUNT(*) AS Disponíveis</text:span></text:p>
      <text:p text:style-name="P16"><text:tab/><text:span text:style-name="T35">FROM Produto</text:span></text:p>
      <text:p text:style-name="P16"><text:tab/><text:span text:style-name="T35">GROUP BY Status HAVING Status = ‘Disponível’</text:span></text:p>
      <text:p text:style-name="P16"><text:soft-page-break/></text:p>
      <text:p text:style-name="P16">9.Verificar quais produtos estão disponíveis na loja.</text:p>
      <text:p text:style-name="P16"><text:tab/></text:p>
      <text:p text:style-name="P16"><text:tab/><text:span text:style-name="T36">SELECT CodProduto, Nome</text:span></text:p>
      <text:p text:style-name="P16"><text:tab/><text:span text:style-name="T36">FROM Produto</text:span></text:p>
      <text:p text:style-name="P16"><text:tab/><text:span text:style-name="T36">WHERE Status = ‘Disponível’</text:span></text:p>
      <text:p text:style-name="P16"><text:tab/><text:span text:style-name="T42">ORDER BY Nome</text:span></text:p>
      <text:p text:style-name="P16"/>
      <text:p text:style-name="P16">10. Recuperar nome e endereço de funcionários que moram na cidade de Cajazeiras.</text:p>
      <text:p text:style-name="P23"><text:tab/>SELECT <text:span text:style-name="T42">P.Nome, F.Rua, F.Bairro</text:span></text:p>
      <text:p text:style-name="P23"><text:tab/>FROM <text:span text:style-name="T37">Funcionario F JOIN Pessoa P ON F.CPFPessoa = P.CPF</text:span></text:p>
      <text:p text:style-name="P23"><text:tab/>WHERE<text:span text:style-name="T37"> F.Cidade = ‘Cajazeiras’</text:span></text:p>
      <text:p text:style-name="P23"><text:tab/><text:span text:style-name="T42">ORDER BY P.Nome</text:span></text:p>
      <text:p text:style-name="P16"/>
      <text:p text:style-name="P16"/>
      <text:p text:style-name="P16">11. Recuperar e-mail e nome de todos os clientes que fizeram mais de uma compra.</text:p>
      <text:p text:style-name="P16"/>
      <text:p text:style-name="P22">SELECT C.email, P.Nome</text:p>
      <text:p text:style-name="P22">FROM Cliente C <text:span text:style-name="T41">JOIN </text:span>Pessoa p <text:span text:style-name="T41">ON P.CPF=C.CPFpessoa</text:span></text:p>
      <text:p text:style-name="P22">WHERE <text:span text:style-name="T41">C.CPFpessoa IN</text:span></text:p>
      <text:p text:style-name="P22">(SELECT V.Cliente</text:p>
      <text:p text:style-name="P22">FROM Venda V, Cliente C</text:p>
      <text:p text:style-name="P22">WHERE V.Cliente = C.CPFPessoa</text:p>
      <text:p text:style-name="P22">GROUP BY V.Cliente</text:p>
      <text:p text:style-name="P22">HAVING Count(*)&gt;1)</text:p>
      <text:p text:style-name="P16"/>
      <text:p text:style-name="P20">1<text:span text:style-name="T38">2</text:span>. Recuperar nome e código de produtos que tiveram pelo menos 4 vendas contabilizadas.</text:p>
      <text:p text:style-name="P20"/>
      <text:p text:style-name="P21">SELECT <text:span text:style-name="T34">P.Nome, P.Codigo</text:span></text:p>
      <text:p text:style-name="P21">FROM Produto P </text:p>
      <text:p text:style-name="P21">WHERE <text:span text:style-name="T41">P.Codigo </text:span><text:s/><text:span text:style-name="T41">IN</text:span></text:p>
      <text:p text:style-name="P20"><text:span text:style-name="T33">(</text:span>SELECT <text:span text:style-name="T33">VP.CodProduto</text:span></text:p>
      <text:p text:style-name="P20">FROM VendaProduto VP</text:p>
      <text:p text:style-name="P20">GROUP BY VP.CodProduto</text:p>
      <text:p text:style-name="P20">HAVING <text:span text:style-name="T33">Count(*)&gt;=4 AND VP.CodProduto = P.Codigo)</text:span></text:p>
      <text:p text:style-name="P16"/>
      <text:p text:style-name="P17"/>
      <text:p text:style-name="P2">Gatilhos</text:p>
      <text:p text:style-name="P14">1.Esse gatilho garante que os salários dos funcionários não podem ser atualizados para um valor menor que o atual: </text:p>
      <text:p text:style-name="P10"/>
      <text:p text:style-name="P11"><text:tab/>CREATE FUNCTION VerificaSalario () RETURNS TRIGGER</text:p>
      <text:p text:style-name="P11"><text:tab/>AS $$</text:p>
      <text:p text:style-name="P11"><text:tab/><text:tab/>BEGIN</text:p>
      <text:p text:style-name="P11"><text:tab/><text:tab/><text:tab/>IF(NEW.salario &lt; OLD.salario) THEN RETURN NULL;</text:p>
      <text:p text:style-name="P11"><text:tab/><text:tab/><text:tab/><text:tab/>ELSE RETURN NEW;</text:p>
      <text:p text:style-name="P11"><text:tab/><text:tab/><text:tab/>END IF;</text:p>
      <text:p text:style-name="P11"><text:tab/><text:tab/>END</text:p>
      <text:p text:style-name="P11"><text:tab/>$$ LANGUAGE PLPGSQL;</text:p>
      <text:p text:style-name="P11"/>
      <text:p text:style-name="P11"><text:tab/>CREATE TIGGER VerificaSalarioTrigger BEFORE UPDATE ON Funcionario</text:p>
      <text:p text:style-name="P11"><text:tab/>FOR EACH ROW</text:p>
      <text:p text:style-name="P11"><text:soft-page-break/><text:tab/>EXECUTE PROCEDURE VerificaSalario();</text:p>
      <text:p text:style-name="P11"/>
      <text:p text:style-name="P18"/>
      <text:p text:style-name="P18"/>
      <text:p text:style-name="P17"><text:span text:style-name="T40">2</text:span>. Fazer um gatilho para garantir que nenhum funcionário receba mais de um pagamento no mesmo dia.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system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 fo:hyphenation-ladder-count="no-limit"/>
      <style:text-properties fo:hyphenate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09-13T22:03:00Z</meta:creation-date>
    <dc:date>2018-10-06T18:04:37.429098822</dc:date>
    <meta:editing-cycles>209</meta:editing-cycles>
    <meta:editing-duration>PT13H44M57S</meta:editing-duration>
    <meta:document-statistic meta:table-count="0" meta:image-count="0" meta:object-count="0" meta:page-count="12" meta:paragraph-count="413" meta:word-count="2143" meta:character-count="18153" meta:non-whitespace-character-count="16155"/>
    <meta:template xlink:type="simple" xlink:actuate="onRequest" xlink:title="" xlink:href="Normal"/>
  </office:meta>
</office:document-meta>
</file>